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wei Fälle</text:p>
      <text:p text:style-name="P1">Daten Unvollständig und Korrekt <text:tab/>(z.B. Ölsuche – Wo ist Öl?)</text:p>
      <text:p text:style-name="P1"><text:span text:style-name="T1"><text:tab/>-&gt; Interpolations</text:span></text:p>
      <text:p text:style-name="P1">Daten Unvollständig und Mit Fehlern</text:p>
      <text:p text:style-name="P1"><text:span text:style-name="T1"><text:tab/>-&gt; Generalisierung / Approximation</text:span></text:p>
      <text:p text:style-name="P1"><text:span text:style-name="T1"/></text:p>
      <text:p text:style-name="P1">Interpolation</text:p>
      <text:p text:style-name="P1"><text:span text:style-name="T1"><text:tab/>-lineare / Kubische</text:span></text:p>
      <text:p text:style-name="P1"><text:span text:style-name="T1"><text:tab/>Unregelmäßige Punkte</text:span></text:p>
      <text:p text:style-name="P1"><text:span text:style-name="T1"><text:tab/><text:tab/>-Nearest Neighbour</text:span></text:p>
      <text:p text:style-name="P1"><text:span text:style-name="T1"><text:tab/><text:tab/>-Inverse Distance</text:span></text:p>
      <text:p text:style-name="P1"><text:span text:style-name="T1"><text:tab/><text:tab/><text:tab/>Von jedem Bekannten Punkt den Wert geteilt durch seine Distanz addieren</text:span></text:p>
      <text:p text:style-name="P1"><text:span text:style-name="T1"><text:tab/><text:tab/>-Natural Neighbour</text:span></text:p>
      <text:p text:style-name="P1"><text:span text:style-name="T1"><text:tab/><text:tab/><text:tab/>Zu Punkt in Frage die Nearest Neighbour Zelle in Vergleich zu anderen bauen</text:span></text:p>
      <text:p text:style-name="P1"><text:span text:style-name="T1"><text:tab/><text:tab/><text:tab/><text:tab/>-&gt; Die gedachte neue Zelle hat andere verschiedene Zellen in sich <text:tab/><text:tab/><text:tab/><text:tab/><text:tab/>vom original Bild. Proportional zum Anteil an der Gedachten <text:tab/><text:tab/><text:tab/><text:tab/><text:tab/>Zelle werden die Werte addiert</text:span></text:p>
      <text:p text:style-name="P1"><text:span text:style-name="T1"><text:tab/><text:tab/><text:tab/><text:tab/>-&gt; Viel zu rechnen</text:span></text:p>
      <text:p text:style-name="P1"><text:span text:style-name="T1"><text:tab/><text:tab/><text:tab/><text:tab/>-&gt; Zahl der Pixel in der Zelle in einer Farbe, mal genommen mit der <text:tab/><text:tab/><text:tab/><text:tab/><text:tab/>Farbe</text:span></text:p>
      <text:p text:style-name="P1"><text:span text:style-name="T1"><text:tab/><text:tab/>-Krig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35S</meta:editing-duration>
    <meta:editing-cycles>7</meta:editing-cycles>
    <meta:generator>OpenOffice.org/3.4.1$Win32 OpenOffice.org_project/341m1$Build-9593</meta:generator>
    <dc:date>2015-04-16T15:31:59.64</dc:date>
    <meta:document-statistic meta:table-count="0" meta:image-count="0" meta:object-count="0" meta:page-count="1" meta:paragraph-count="17" meta:word-count="104" meta:character-count="707"/>
    <meta:user-defined meta:name="Info 1"/>
    <meta:user-defined meta:name="Info 2"/>
    <meta:user-defined meta:name="Info 3"/>
    <meta:user-defined meta:name="Info 4"/>
  </office:meta>
</office:document-meta>
</file>